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c5675"/>
    </style:style>
    <style:style style:name="P2" style:family="paragraph" style:parent-style-name="Preformatted_20_Text">
      <style:text-properties officeooo:paragraph-rsid="001c9a69"/>
    </style:style>
    <style:style style:name="P3" style:family="paragraph" style:parent-style-name="Preformatted_20_Text">
      <style:text-properties officeooo:paragraph-rsid="001c9a69"/>
    </style:style>
    <style:style style:name="P4" style:family="paragraph" style:parent-style-name="Preformatted_20_Text">
      <style:text-properties officeooo:rsid="001e00b7" officeooo:paragraph-rsid="001e00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Application Layer:- Protocol:-1) Http,2) Https</text:p>
      <text:p text:style-name="P1">The Presentation Layer.</text:p>
      <text:p text:style-name="P1">The Session Layer. </text:p>
      <text:p text:style-name="P1">The Transport Layer.</text:p>
      <text:p text:style-name="P1">The Network Layer.</text:p>
      <text:p text:style-name="P1">The Data Link Layer.</text:p>
      <text:p text:style-name="P1">The Physical Layer. </text:p>
      <text:p text:style-name="P1">________________________________________________________________________________</text:p>
      <text:p text:style-name="P2"><text:s text:c="6"/>• CIS Azure Compute Microsoft Windows Server 2022 Benchmark v1.0.0</text:p>
      <text:p text:style-name="P2">Server Software</text:p>
      <text:p text:style-name="P2">Microsoft IIS Web Server</text:p>
      <text:p text:style-name="P2"><text:tab/>• CIS Microsoft IIS 10 Benchmark v1.2.1</text:p>
      <text:p text:style-name="P2"><text:tab/>• CIS Microsoft IIS 8 Benchmark v1.5.0</text:p>
      <text:p text:style-name="P2"><text:tab/>• CIS Microsoft IIS 7 Benchmark v1.8.0</text:p>
      <text:p text:style-name="P2">VMware Virtualization</text:p>
      <text:p text:style-name="P2"><text:tab/>• CIS VMware ESXi 6.7 Benchmark - Final Update v1.4.0</text:p>
      <text:p text:style-name="P2"><text:tab/>• CIS VMware ESXi 7.0 Benchmark v1.4.0</text:p>
      <text:p text:style-name="P2"><text:tab/>• CIS VMware ESXi 6.7 Benchmark v1.3.0</text:p>
      <text:p text:style-name="P2"><text:tab/>• CIS VMware ESXi 7.0 Benchmark v1.3.0</text:p>
      <text:p text:style-name="P2"><text:tab/>• CIS VMware ESXi 5.5 Benchmark v1.2.0</text:p>
      <text:p text:style-name="P2"><text:tab/>• CIS VMware ESXi 8.0 Benchmark v1.1.0</text:p>
      <text:p text:style-name="P2"><text:tab/>• CIS VMware ESXi 5.1 Benchmark v1.0.1</text:p>
      <text:p text:style-name="P2"><text:tab/>• CIS VMware ESXi 8.0 Benchmark v1.0.0</text:p>
      <text:p text:style-name="P2"><text:tab/>• CIS VMware ESXi 6.5 Benchmark v1.0.0</text:p>
      <text:p text:style-name="P2">Microsoft SharePoint Collaboration Server</text:p>
      <text:p text:style-name="P2"><text:tab/>• CIS Microsoft SharePoint 2019 Benchmark v1.0.0</text:p>
      <text:p text:style-name="P2"><text:tab/>• CIS Microsoft SharePoint 2016 Benchmark v1.1.0</text:p>
      <text:p text:style-name="P2">MongoDB Database Server</text:p>
      <text:p text:style-name="P2"><text:tab/>• CIS MongoDB 5 Benchmark v1.1.0</text:p>
      <text:p text:style-name="P2"><text:tab/>• CIS MongoDB 7 Benchmark v1.0.0</text:p>
      <text:p text:style-name="P2"><text:tab/>• CIS MongoDB 6 Benchmark v1.1.0</text:p>
      <text:p text:style-name="P2"><text:tab/>• CIS MongoDB 5 Benchmark v1.2.0</text:p>
      <text:p text:style-name="P2"><text:tab/>• CIS MongoDB 6 Benchmark v1.0.0</text:p>
      <text:p text:style-name="P2"><text:tab/>• CIS MongoDB 3.6 Benchmark v1.1.0</text:p>
      <text:p text:style-name="P2"><text:tab/>• CIS MongoDB 4 Benchmark v1.0.0</text:p>
      <text:p text:style-name="P2"><text:tab/>• CIS MongoDB 3.4 Benchmark v1.0.0</text:p>
      <text:p text:style-name="P2"><text:tab/>• CIS MongoDB 3.2 Benchmark v1.0.0</text:p>
      <text:p text:style-name="P2"><text:tab/>• CIS MongoDB Benchmark v1.0.0</text:p>
      <text:p text:style-name="P2">IBM Db2 Database Server</text:p>
      <text:p text:style-name="P2"><text:tab/>• CIS IBM Db2 11 Benchmark v1.1.0</text:p>
      <text:p text:style-name="P2"><text:tab/>• CIS IBM DB2 9 Benchmark v3.0.1</text:p>
      <text:p text:style-name="P2"><text:tab/>• CIS IBM DB2 Benchmark v1.2.0</text:p>
      <text:p text:style-name="P2"><text:tab/>• CIS IBM DB2 10 Benchmark v1.1.0</text:p>
      <text:p text:style-name="P2">BIND DNS Server</text:p>
      <text:p text:style-name="P2"><text:tab/>• CIS ISC BIND DNS Server 9.11 Benchmark v1.0.0</text:p>
      <text:p text:style-name="P2"><text:tab/>• CIS ISC BIND DNS Server 9.9 Benchmark v3.0.1</text:p>
      <text:p text:style-name="P2">Apache Tomcat Web Server</text:p>
      <text:p text:style-name="P2"><text:tab/>• CIS Apache Tomcat 9 Benchmark v1.2.0</text:p>
      <text:p text:style-name="P2"><text:tab/>• CIS Apache Tomcat 10 Benchmark v1.1.0</text:p>
      <text:p text:style-name="P2"><text:tab/>• CIS Apache Tomcat 8 Benchmark v1.1.0</text:p>
      <text:p text:style-name="P2"><text:tab/>• CIS Apache Tomcat 7 Benchmark v1.1.0</text:p>
      <text:p text:style-name="P2">Microsoft SQL Server Database Server</text:p>
      <text:p text:style-name="P2"><text:tab/>• CIS Microsoft SQL Server 2022 Benchmark v1.1.0</text:p>
      <text:p text:style-name="P2"><text:tab/>• CIS Microsoft SQL Server 2016 Benchmark v1.4.0</text:p>
      <text:p text:style-name="P2"><text:tab/>• CIS Microsoft SQL Server 2017 Benchmark v1.3.0</text:p>
      <text:p text:style-name="P2"><text:tab/>• CIS Microsoft SQL Server 2019 Benchmark v1.3.0</text:p>
      <text:p text:style-name="P2"><text:tab/>• CIS Microsoft SQL Server 2008 R2 Benchmark v1.7.0</text:p>
      <text:p text:style-name="P2"><text:tab/>• CIS Microsoft SQL Server 2012 Benchmark v1.6.0</text:p>
      <text:p text:style-name="P2"><text:tab/>• CIS Microsoft SQL Server 2014 Benchmark v1.5.0</text:p>
      <text:p text:style-name="P2">NGINX Web Server</text:p>
      <text:p text:style-name="P2"><text:tab/>• CIS NGINX Benchmark v2.0.1</text:p>
      <text:p text:style-name="P2">PostgreSQL Database Server</text:p>
      <text:p text:style-name="P2"><text:tab/>• CIS PostgreSQL 16 Benchmark v1.0.0</text:p>
      <text:p text:style-name="P2"><text:tab/>• CIS PostgreSQL 13 Benchmark v1.2.0</text:p>
      <text:p text:style-name="P2"><text:soft-page-break/><text:tab/>• CIS PostgreSQL 14 Benchmark v1.2.0</text:p>
      <text:p text:style-name="P2"><text:tab/>• CIS PostgreSQL 15 Benchmark v1.1.0</text:p>
      <text:p text:style-name="P2"><text:tab/>• CIS PostgreSQL 12 Benchmark v1.1.0</text:p>
      <text:p text:style-name="P2"><text:tab/>• CIS PostgreSQL 10 Benchmark v1.0.0</text:p>
      <text:p text:style-name="P2"><text:tab/>• CIS PostgreSQL 11 Benchmark v1.0.0</text:p>
      <text:p text:style-name="P2"><text:tab/>• CIS PostgreSQL 9.5 Benchmark v1.1.0</text:p>
      <text:p text:style-name="P2"><text:tab/>• CIS PostgreSQL 9.6 Benchmark v1.0.0</text:p>
      <text:p text:style-name="P2">Apache Cassandra Database Server</text:p>
      <text:p text:style-name="P2"><text:tab/>• CIS Apache Cassandra 4.0 Benchmark v1.0.0</text:p>
      <text:p text:style-name="P2"><text:tab/>• CIS Apache Cassandra 3.11 Benchmark v1.1.0</text:p>
      <text:p text:style-name="P2">Apache HTTP Server Web Server</text:p>
      <text:p text:style-name="P2"><text:tab/>• CIS Apache HTTP Server 2.4 Benchmark v2.1.0</text:p>
      <text:p text:style-name="P2"><text:tab/>• CIS Apache HTTP Server 2.2 Benchmark v3.6.0</text:p>
      <text:p text:style-name="P2">Docker Virtualization</text:p>
      <text:p text:style-name="P2"><text:tab/>• CIS Docker Benchmark v1.6.0</text:p>
      <text:p text:style-name="P2">Oracle Database Database Server</text:p>
      <text:p text:style-name="P2"><text:tab/>• CIS Oracle Database 19c Benchmark v1.2.0</text:p>
      <text:p text:style-name="P2"><text:tab/>• CIS Oracle Database 18c Benchmark v1.1.0</text:p>
      <text:p text:style-name="P2"><text:tab/>• CIS Oracle Database 12c Benchmark v3.0.0</text:p>
      <text:p text:style-name="P2"><text:tab/>• CIS Oracle Database 11g R2 Benchmark v2.2.0</text:p>
      <text:p text:style-name="P2"><text:tab/>• CIS Oracle Database Server 11 - 11g R2 Benchmark v1.0.0</text:p>
      <text:p text:style-name="P2">Kubernetes Virtualization</text:p>
      <text:p text:style-name="P2"><text:tab/>• CIS Kubernetes Benchmark v1.9.0</text:p>
      <text:p text:style-name="P2"><text:tab/>• CIS Kubernetes Benchmark v1.8.0</text:p>
      <text:p text:style-name="P2"><text:tab/>• CIS Kubernetes Benchmark v1.7.1</text:p>
      <text:p text:style-name="P2"><text:tab/>• CIS Red Hat OpenShift Container Platform Benchmark v1.5.0</text:p>
      <text:p text:style-name="P2"><text:tab/>• CIS Google Kubernetes Engine (GKE) Benchmark v1.5.0</text:p>
      <text:p text:style-name="P2"><text:tab/>• CIS Amazon Elastic Kubernetes Service (EKS) Benchmark v1.4.0</text:p>
      <text:p text:style-name="P2"><text:tab/>• CIS Oracle Cloud Infrastructure Container Engine for Kubernetes(OKE) Benchmark v1.4.0</text:p>
      <text:p text:style-name="P2"><text:tab/>• CIS Azure Kubernetes Service (AKS) Benchmark v1.4.0</text:p>
      <text:p text:style-name="P2"><text:tab/>• CIS Alibaba Cloud Container Service For Kubernetes (ACK) Benchmark v1.0.0</text:p>
      <text:p text:style-name="P2">MIT Kerberos Authentication Server</text:p>
      <text:p text:style-name="P2"><text:tab/>• CIS MIT Kerberos 1.10 Benchmark v1.0.0</text:p>
      <text:p text:style-name="P2">Oracle MySQL Database Server</text:p>
      <text:p text:style-name="P2"><text:tab/>• CIS Oracle MySQL Enterprise Edition 8.0 Benchmark v1.3.0</text:p>
      <text:p text:style-name="P2"><text:tab/>• CIS Oracle MySQL Community Server 5.7 Benchmark v2.0.0</text:p>
      <text:p text:style-name="P2"><text:tab/>• CIS Oracle MySQL Enterprise Edition 5.6 Benchmark v2.0.0</text:p>
      <text:p text:style-name="P2"><text:tab/>• CIS Oracle MySQL Community Server 5.6 Benchmark v2.0.0</text:p>
      <text:p text:style-name="P2"><text:tab/>• CIS Oracle MySQL Enterprise Edition 5.7 Benchmark v2.0.0</text:p>
      <text:p text:style-name="P2">MariaDB Database Server</text:p>
      <text:p text:style-name="P2"><text:tab/>• CIS MariaDB 10.11 Benchmark v1.0.0</text:p>
      <text:p text:style-name="P2"><text:tab/>• CIS MariaDB 10.6 Benchmark v1.1.0</text:p>
      <text:p text:style-name="P2">IBM WebSphere Web Server</text:p>
      <text:p text:style-name="P2"><text:tab/>• CIS IBM WebSphere Liberty Benchmark v1.0.</text:p>
      <text:p text:style-name="P2">YugabyteDB Database Server</text:p>
      <text:p text:style-name="P2"><text:tab/>• CIS YugabyteDB 2.x v1.0.0</text:p>
      <text:p text:style-name="P2">Cloud Providers</text:p>
      <text:p text:style-name="P2">Amazon Web Services</text:p>
      <text:p text:style-name="P2"><text:tab/>• CIS Amazon Web Services Foundations Benchmark v3.0.0</text:p>
      <text:p text:style-name="P2"><text:tab/>• CIS AWS Database Services Benchmark v1.0.0</text:p>
      <text:p text:style-name="P2"><text:tab/>• CIS AWS End User Compute Services Benchmark v1.1.0</text:p>
      <text:p text:style-name="P2"><text:tab/>• CIS AWS Compute Services Benchmark v1.0.0</text:p>
      <text:p text:style-name="P2"><text:tab/>• CIS Amazon Web Services Three-tier Web Architecture Benchmark v1.0.0</text:p>
      <text:p text:style-name="P2">Google Cloud Computing Platform</text:p>
      <text:p text:style-name="P2"><text:tab/>• CIS Google Cloud Platform Foundation Benchmark v3.0.0</text:p>
      <text:p text:style-name="P2"><text:tab/>• CIS Google Container-Optimized OS Benchmark v1.1.0</text:p>
      <text:p text:style-name="P2">Microsoft Azure</text:p>
      <text:p text:style-name="P2"><text:tab/>• CIS Microsoft Azure Foundations Benchmark v2.1.0</text:p>
      <text:p text:style-name="P2"><text:tab/>• CIS Microsoft Azure Compute Services Benchmark v1.0.0</text:p>
      <text:p text:style-name="P2">Oracle Cloud Infrastructure</text:p>
      <text:p text:style-name="P2"><text:tab/>• CIS Oracle Cloud Infrastructure Foundations Benchmark v2.0.0</text:p>
      <text:p text:style-name="P2">Alibaba Cloud</text:p>
      <text:p text:style-name="P2"><text:soft-page-break/><text:tab/>• CIS Alibaba Cloud Foundation Benchmark v1.0.0</text:p>
      <text:p text:style-name="P2">IBM Cloud Foundations</text:p>
      <text:p text:style-name="P2"><text:tab/>• CIS IBM Cloud Foundations Benchmark v1.1.0</text:p>
      <text:p text:style-name="P2">Google Workspace</text:p>
      <text:p text:style-name="P2"><text:tab/>• CIS Google Workspace Foundations Benchmark v1.1.0</text:p>
      <text:p text:style-name="P2">Microsoft 365</text:p>
      <text:p text:style-name="P2"><text:tab/>• CIS Microsoft 365 Foundations Benchmark v3.0.0</text:p>
      <text:p text:style-name="P2">Microsoft Dynamics 365 Power Platform</text:p>
      <text:p text:style-name="P2"><text:tab/>• CIS Microsoft Dynamics 365 Power Platform v1.0.0</text:p>
      <text:p text:style-name="P2">Snowflake</text:p>
      <text:p text:style-name="P2"><text:tab/>• CIS Snowflake Foundations Benchmark v1.0.0</text:p>
      <text:p text:style-name="P2">Mobile Devices</text:p>
      <text:p text:style-name="P2">Apple iOS</text:p>
      <text:p text:style-name="P2"><text:tab/>• CIS Apple iOS 17 Benchmark v1.0.0</text:p>
      <text:p text:style-name="P2"><text:tab/>• CIS Apple iOS 17 and iPadOS 17 Intune Benchmark v1.0.0</text:p>
      <text:p text:style-name="P2"><text:tab/>• CIS Apple iPadOS 17 Benchmark v1.0.0</text:p>
      <text:p text:style-name="P2"><text:tab/>• CIS Apple iOS 16 and iPadOS 16 Intune Benchmark v1.0.0</text:p>
      <text:p text:style-name="P2"><text:tab/>• CIS Apple iOS 16 and iPadOS 16 Benchmark v1.1.0</text:p>
      <text:p text:style-name="P2"><text:tab/>• CIS Apple iOS 15 and iPadOS 15 Benchmark v1.1.0</text:p>
      <text:p text:style-name="P2"><text:tab/>• CIS Apple iOS 10 Benchmark v2.0.0</text:p>
      <text:p text:style-name="P2">Google Android</text:p>
      <text:p text:style-name="P2"><text:tab/>• CIS Google Android Benchmark v1.5.0</text:p>
      <text:p text:style-name="P2">Network Devices</text:p>
      <text:p text:style-name="P2">Cisco</text:p>
      <text:p text:style-name="P2"><text:tab/>• CIS Cisco Firewall v8.x Benchmark v4.2.0</text:p>
      <text:p text:style-name="P2"><text:tab/>• CIS Cisco IOS 15 Benchmark v4.1.1</text:p>
      <text:p text:style-name="P2"><text:tab/>• CIS Cisco Firewall Benchmark v4.1.0</text:p>
      <text:p text:style-name="P2"><text:tab/>• CIS Cisco IOS 12 Benchmark v4.0.0</text:p>
      <text:p text:style-name="P2"><text:tab/>• CIS Cisco IOS XE 16.x Benchmark v2.1.0</text:p>
      <text:p text:style-name="P2"><text:tab/>• CIS Cisco IOS XE 17.x Benchmark v2.1.0</text:p>
      <text:p text:style-name="P2"><text:tab/>• CIS Cisco IOS 16 Benchmark v2.0.0</text:p>
      <text:p text:style-name="P2"><text:tab/>• CIS Cisco IOS 17.x Benchmark v2.0.0</text:p>
      <text:p text:style-name="P2"><text:tab/>• CIS Cisco Wireless LAN Controller 7 Benchmark v1.1.0</text:p>
      <text:p text:style-name="P2"><text:tab/>• CIS Cisco NX-OS Benchmark v1.1.0</text:p>
      <text:p text:style-name="P2"><text:tab/>• CIS Cisco Firepower Threat Defense Benchmark v1.0.0</text:p>
      <text:p text:style-name="P2"><text:tab/>• CIS Cisco NX-OS Benchmark v1.0.0</text:p>
      <text:p text:style-name="P2"><text:tab/>• CIS Cisco ASA 9.x Firewall Benchmark v1.0.0</text:p>
      <text:p text:style-name="P2"><text:tab/>• CIS Cisco IOS XR 7.x v1.0.0</text:p>
      <text:p text:style-name="P2">Palo Alto Networks</text:p>
      <text:p text:style-name="P2"><text:tab/>• CIS Palo Alto Firewall 11 Benchmark v1.0.0</text:p>
      <text:p text:style-name="P2"><text:tab/>• CIS Palo Alto Firewall 8 Benchmark v1.0.0</text:p>
      <text:p text:style-name="P2"><text:tab/>• CIS Palo Alto Firewall 7 Benchmark v1.0.0</text:p>
      <text:p text:style-name="P2"><text:tab/>• CIS Palo Alto Firewall 6 Benchmark v1.0.0</text:p>
      <text:p text:style-name="P2"><text:tab/>• CIS Palo Alto Firewall 10 Benchmark v1.1.0</text:p>
      <text:p text:style-name="P2"><text:tab/>• CIS Palo Alto Firewall 9 Benchmark v1.0.1</text:p>
      <text:p text:style-name="P2">Check Point Firewall</text:p>
      <text:p text:style-name="P2"><text:tab/>• CIS Check Point Firewall Benchmark v1.1.0</text:p>
      <text:p text:style-name="P2">Juniper</text:p>
      <text:p text:style-name="P2"><text:tab/>• CIS Juniper OS Benchmark v2.1.0</text:p>
      <text:p text:style-name="P2">Fortinet</text:p>
      <text:p text:style-name="P2"><text:tab/>• CIS Fortigate 7.0.x Benchmark v1.2.0</text:p>
      <text:p text:style-name="P2"><text:tab/>• CIS Fortigate Benchmark v1.1.0</text:p>
      <text:p text:style-name="P2">F5</text:p>
      <text:p text:style-name="P2"><text:tab/>• CIS F5 Networks Benchmark v1.0.0</text:p>
      <text:p text:style-name="P2">Sophos</text:p>
      <text:p text:style-name="P2"><text:tab/>• CIS SOPHOS XG Firewall v18 Benchmark v1.0.0</text:p>
      <text:p text:style-name="P2">pfSense Firewall</text:p>
      <text:p text:style-name="P2"><text:tab/>• CIS pfSense Firewall Benchmark v1.1.0</text:p>
      <text:p text:style-name="P2">Desktop Software</text:p>
      <text:p text:style-name="P2">Microsoft Office Productivity Software</text:p>
      <text:p text:style-name="P2"><text:tab/>• CIS Microsoft Office Enterprise Benchmark v1.1.0</text:p>
      <text:p text:style-name="P2"><text:tab/>• CIS Microsoft Office Outlook 2013 Benchmark v1.1.0</text:p>
      <text:p text:style-name="P2"><text:tab/>• CIS Microsoft Office Outlook 2016 Benchmark v1.1.0</text:p>
      <text:p text:style-name="P2"><text:tab/>• CIS Microsoft Office Word 2016 Benchmark v1.1.0</text:p>
      <text:p text:style-name="P2"><text:soft-page-break/><text:tab/>• CIS Microsoft Office Word 2013 Benchmark v1.1.0</text:p>
      <text:p text:style-name="P2"><text:tab/>• CIS Microsoft Office 2016 Benchmark v1.1.0</text:p>
      <text:p text:style-name="P2"><text:tab/>• CIS Microsoft Office 2013 Benchmark v1.1.0</text:p>
      <text:p text:style-name="P2">Google Chrome Web Browser</text:p>
      <text:p text:style-name="P2"><text:tab/>• CIS Google Chrome Benchmark v3.0.0</text:p>
      <text:p text:style-name="P2"><text:tab/>• CIS Google Chrome Browser Cloud Management Benchmark v1.0.0</text:p>
      <text:p text:style-name="P2">Microsoft Exchange Server Productivity Software</text:p>
      <text:p text:style-name="P2"><text:tab/>• CIS Microsoft Exchange Server 2016 Benchmark v1.0.0</text:p>
      <text:p text:style-name="P2"><text:tab/>• CIS Microsoft Exchange Server 2019 Benchmark v1.0.0</text:p>
      <text:p text:style-name="P2"><text:tab/>• CIS Microsoft Exchange Server 2013 Benchmark v1.1.0</text:p>
      <text:p text:style-name="P2"><text:tab/>• CIS Microsoft Exchange Server 2010 Benchmark v1.1.0</text:p>
      <text:p text:style-name="P2"/>
      <text:p text:style-name="P4">________________________________________________________________________________</text:p>
      <text:p text:style-name="P4"/>
      <text:p text:style-name="P4">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9T10:51:42.438000000</meta:creation-date>
    <dc:date>2024-05-13T16:49:49.583000000</dc:date>
    <meta:editing-duration>PT1M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203" meta:word-count="1229" meta:character-count="7808" meta:non-whitespace-character-count="6630"/>
  </office:meta>
</office:document-meta>
</file>